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493cm"/>
    </style:style>
    <style:style style:name="co3" style:family="table-column">
      <style:table-column-properties fo:break-before="auto" style:column-width="8.58cm"/>
    </style:style>
    <style:style style:name="co4" style:family="table-column">
      <style:table-column-properties fo:break-before="auto" style:column-width="22.871cm"/>
    </style:style>
    <style:style style:name="co5" style:family="table-column">
      <style:table-column-properties fo:break-before="auto" style:column-width="18.064cm"/>
    </style:style>
    <style:style style:name="co6" style:family="table-column">
      <style:table-column-properties fo:break-before="auto" style:column-width="3.56cm"/>
    </style:style>
    <style:style style:name="co7" style:family="table-column">
      <style:table-column-properties fo:break-before="auto" style:column-width="11.1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1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ui&quot;;&quot;Non&quot;;&quot;Je ne sais pas&quot;)" table:allow-empty-cell="true" table:display-list="unsorted" table:base-cell-address="'Mesures DC'.F3">
          <table:error-message table:message-type="stop" table:display="true"/>
        </table:content-validation>
        <table:content-validation table:name="val2" table:condition="of:cell-content-is-in-list(&quot;Oui&quot;;&quot;Non&quot;;&quot;Je ne sais pas&quot;)" table:allow-empty-cell="true" table:display-list="unsorted" table:base-cell-address="'Mesures DC'.F24">
          <table:error-message table:message-type="stop" table:display="true"/>
        </table:content-validation>
        <table:content-validation table:name="val3" table:condition="of:cell-content-is-in-list(&quot;Oui&quot;;&quot;Non&quot;;&quot;Je ne sais pas&quot;)" table:allow-empty-cell="true" table:display-list="unsorted" table:base-cell-address="'Mesures DC'.F49">
          <table:error-message table:message-type="stop" table:display="true"/>
        </table:content-validation>
      </table:content-validations>
      <table:table table:name="Mesures DC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ce18"/>
        <table:table-column table:style-name="co4" table:default-cell-style-name="ce20"/>
        <table:table-column table:style-name="co5" table:default-cell-style-name="ce20"/>
        <table:table-column table:style-name="co6" table:default-cell-style-name="ce21"/>
        <table:table-column table:style-name="co7" table:default-cell-style-name="ce14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Mesures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Exemples</text:p>
          </table:table-cell>
          <table:table-cell table:style-name="ce6" office:value-type="string" calcext:value-type="string">
            <text:p>En place</text:p>
          </table:table-cell>
          <table:table-cell table:style-name="ce6" office:value-type="string" calcext:value-type="string">
            <text:p>Commentaire</text:p>
          </table:table-cell>
        </table:table-row>
        <table:table-row table:style-name="ro2">
          <table:table-cell/>
          <table:table-cell table:style-name="ce13" office:value-type="string" calcext:value-type="string" table:number-columns-spanned="1" table:number-rows-spanned="20">
            <text:p>Sécurité Physique pour lutter contre les intrusions</text:p>
          </table:table-cell>
          <table:table-cell office:value-type="string" calcext:value-type="string">
            <text:p>Périmètre de sécurité physique</text:p>
          </table:table-cell>
          <table:table-cell office:value-type="string" calcext:value-type="string">
            <text:p>Définir des périmètres de sécurité pour protéger les zones contenant l’information sensible ou critique et les moyens de traitement de l’information.</text:p>
          </table:table-cell>
          <table:table-cell office:value-type="string" calcext:value-type="string">
            <text:p>Installation de clôtures, de barrières, de portes sécurisées et de systèmes d'alarme.</text:p>
          </table:table-cell>
          <table:table-cell table:content-validation-name="val1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Contrôles physiques des accès</text:p>
          </table:table-cell>
          <table:table-cell office:value-type="string" calcext:value-type="string">
            <text:p>Protéger les zones sécurisées par des contrôles adéquats à l’entrée pour s’assurer que seul le personnel autorisé est admis.</text:p>
          </table:table-cell>
          <table:table-cell office:value-type="string" calcext:value-type="string">
            <text:p>Utilisation de badges d'accès, de biométrie, de gardes de sécurité et de caméras de surveillance.</text:p>
          </table:table-cell>
          <table:table-cell table:content-validation-name="val1"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Sécurisation des bureaux, des salles et des équipements</text:p>
          </table:table-cell>
          <table:table-cell office:value-type="string" calcext:value-type="string">
            <text:p>Concevoir et appliquer des mesures de sécurité physique aux bureaux, aux salles et aux équipements.</text:p>
          </table:table-cell>
          <table:table-cell office:value-type="string" calcext:value-type="string">
            <text:p>Installation de portes blindées, de verrous robustes et de dispositifs de verrouillage des racks.</text:p>
          </table:table-cell>
          <table:table-cell table:content-validation-name="val1"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Protection contre les menaces extérieures et environnementales</text:p>
          </table:table-cell>
          <table:table-cell office:value-type="string" calcext:value-type="string">
            <text:p>Concevoir et appliquer des mesures de protection physique contre les désastres naturels, les attaques malveillantes ou les accidents.</text:p>
          </table:table-cell>
          <table:table-cell office:value-type="string" calcext:value-type="string">
            <text:p>Systèmes de détection et d'extinction d'incendie, protection contre les inondations, systèmes anti-intrusion.</text:p>
          </table:table-cell>
          <table:table-cell table:content-validation-name="val1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Travail dans les zones sécurisées</text:p>
          </table:table-cell>
          <table:table-cell office:value-type="string" calcext:value-type="string">
            <text:p>Concevoir et appliquer des procédures pour le travail en zone sécurisée.</text:p>
          </table:table-cell>
          <table:table-cell office:value-type="string" calcext:value-type="string">
            <text:p>Procédures de sécurité spécifiques pour le personnel autorisé, accompagnement obligatoire pour les visiteurs.</text:p>
          </table:table-cell>
          <table:table-cell table:content-validation-name="val1"/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Zones de livraison et de chargement</text:p>
          </table:table-cell>
          <table:table-cell office:value-type="string" calcext:value-type="string">
            <text:p>Contrôler les points d’accès tels que les zones de livraison et de chargement pour éviter les accès non autorisés.</text:p>
          </table:table-cell>
          <table:table-cell office:value-type="string" calcext:value-type="string">
            <text:p>Surveillance vidéo, contrôle d'accès strict et isolation des zones de livraison des zones de traitement de l'information.</text:p>
          </table:table-cell>
          <table:table-cell table:content-validation-name="val1"/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Emplacement et protection du matériel</text:p>
          </table:table-cell>
          <table:table-cell office:value-type="string" calcext:value-type="string">
            <text:p>Déterminer l’emplacement du matériel et le protéger de manière à réduire les risques liés à des menaces environnementales et les possibilités d’accès non autorisé.</text:p>
          </table:table-cell>
          <table:table-cell office:value-type="string" calcext:value-type="string">
            <text:p>Installation de racks sécurisés, contrôle de l'accès aux salles serveurs, surveillance environnementale.</text:p>
          </table:table-cell>
          <table:table-cell table:content-validation-name="val1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Services généraux</text:p>
          </table:table-cell>
          <table:table-cell office:value-type="string" calcext:value-type="string">
            <text:p>Protéger le matériel des coupures de courant et autres perturbations dues à une défaillance des services généraux.</text:p>
          </table:table-cell>
          <table:table-cell office:value-type="string" calcext:value-type="string">
            <text:p>Utilisation de systèmes UPS, de générateurs de secours, de stabilisateurs de tension.</text:p>
          </table:table-cell>
          <table:table-cell table:content-validation-name="val1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Sécurité du câblage</text:p>
          </table:table-cell>
          <table:table-cell office:value-type="string" calcext:value-type="string">
            <text:p>Protéger les câbles électriques ou de télécommunication contre toute interception, interférence ou dommage.</text:p>
          </table:table-cell>
          <table:table-cell office:value-type="string" calcext:value-type="string">
            <text:p>Encastrage des câbles, utilisation de conduits sécurisés, surveillance des chemins de câbles.</text:p>
          </table:table-cell>
          <table:table-cell table:content-validation-name="val1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aintenance du matériel</text:p>
          </table:table-cell>
          <table:table-cell office:value-type="string" calcext:value-type="string">
            <text:p>Entretenir le matériel correctement pour garantir sa disponibilité permanente et son intégrité.</text:p>
          </table:table-cell>
          <table:table-cell office:value-type="string" calcext:value-type="string">
            <text:p>Programmes de maintenance préventive, contrats de service avec les fournisseurs, inspections régulières.</text:p>
          </table:table-cell>
          <table:table-cell table:content-validation-name="val1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Sortie des actifs</text:p>
          </table:table-cell>
          <table:table-cell office:value-type="string" calcext:value-type="string">
            <text:p>Ne pas sortir un matériel, des informations ou des logiciels des locaux de l’organisation sans autorisation préalable.</text:p>
          </table:table-cell>
          <table:table-cell office:value-type="string" calcext:value-type="string">
            <text:p>Procédures d'autorisation de sortie des actifs, enregistrement des mouvements de matériel.</text:p>
          </table:table-cell>
          <table:table-cell table:content-validation-name="val1"/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Sécurité du matériel et des actifs hors des locaux</text:p>
          </table:table-cell>
          <table:table-cell office:value-type="string" calcext:value-type="string">
            <text:p>Appliquer des mesures de sécurité au matériel utilisé hors des locaux de l’organisation.</text:p>
          </table:table-cell>
          <table:table-cell office:value-type="string" calcext:value-type="string">
            <text:p>Utilisation de solutions de chiffrement pour les données sur les appareils mobiles, tracking GPS des équipements.</text:p>
          </table:table-cell>
          <table:table-cell table:content-validation-name="val1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ise au rebut ou recyclage sécurisé(e) du matériel</text:p>
          </table:table-cell>
          <table:table-cell office:value-type="string" calcext:value-type="string">
            <text:p>Vérifier que toute donnée sensible est bien supprimée avant mise au rebut ou réutilisation du matériel.</text:p>
          </table:table-cell>
          <table:table-cell office:value-type="string" calcext:value-type="string">
            <text:p>Utilisation de logiciels de suppression sécurisée des données, destruction physique des supports de stockage.</text:p>
          </table:table-cell>
          <table:table-cell table:content-validation-name="val1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atériel utilisateur laissé sans surveillance</text:p>
          </table:table-cell>
          <table:table-cell office:value-type="string" calcext:value-type="string">
            <text:p>S’assurer que le matériel non surveillé est doté d’une protection appropriée.</text:p>
          </table:table-cell>
          <table:table-cell office:value-type="string" calcext:value-type="string">
            <text:p>Utilisation de verrous de sécurité pour ordinateurs portables, politiques de verrouillage automatique des écrans.</text:p>
          </table:table-cell>
          <table:table-cell table:content-validation-name="val1"/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Politique du bureau propre et de l’écran vide</text:p>
          </table:table-cell>
          <table:table-cell office:value-type="string" calcext:value-type="string">
            <text:p>Adopter une politique du bureau propre pour les documents papier et les supports de stockage amovibles, et une politique de l’écran vide pour les moyens de traitement de l’information.</text:p>
          </table:table-cell>
          <table:table-cell office:value-type="string" calcext:value-type="string">
            <text:p>Inspections régulières, rappels de sécurité aux employés, politiques de session automatique des ordinateurs.</text:p>
          </table:table-cell>
          <table:table-cell table:content-validation-name="val1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Contrôle d'accès physique</text:p>
          </table:table-cell>
          <table:table-cell office:value-type="string" calcext:value-type="string">
            <text:p>Utilisation de systèmes de contrôle d'accès pour limiter l'accès aux salles serveurs.</text:p>
          </table:table-cell>
          <table:table-cell office:value-type="string" calcext:value-type="string">
            <text:p>Utilisation de badges d'accès, de systèmes biométriques (empreintes digitales, reconnaissance faciale).</text:p>
          </table:table-cell>
          <table:table-cell table:content-validation-name="val1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Surveillance vidéo</text:p>
          </table:table-cell>
          <table:table-cell office:value-type="string" calcext:value-type="string">
            <text:p>Surveillance continue des salles serveurs avec enregistrement vidéo.</text:p>
          </table:table-cell>
          <table:table-cell office:value-type="string" calcext:value-type="string">
            <text:p>Installation de caméras de surveillance avec enregistrement en temps réel et stockage sécurisé des vidéos.</text:p>
          </table:table-cell>
          <table:table-cell table:content-validation-name="val1"/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Alarmes de détection d'intrusion</text:p>
          </table:table-cell>
          <table:table-cell office:value-type="string" calcext:value-type="string">
            <text:p>Installation d'alarmes pour détecter toute tentative d'intrusion non autorisée.</text:p>
          </table:table-cell>
          <table:table-cell office:value-type="string" calcext:value-type="string">
            <text:p>Systèmes d'alarme reliés aux portes et fenêtres des salles serveurs, avec notifications en temps réel aux équipes de sécurité.</text:p>
          </table:table-cell>
          <table:table-cell table:content-validation-name="val1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Gardes de sécurité</text:p>
          </table:table-cell>
          <table:table-cell office:value-type="string" calcext:value-type="string">
            <text:p>Présence de gardes de sécurité pour surveiller les accès physiques aux installations critiques.</text:p>
          </table:table-cell>
          <table:table-cell office:value-type="string" calcext:value-type="string">
            <text:p>Rondes régulières par des gardes de sécurité, contrôle des accès et vérification des identités.</text:p>
          </table:table-cell>
          <table:table-cell table:content-validation-name="val1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Contrôle des accès aux racks</text:p>
          </table:table-cell>
          <table:table-cell office:value-type="string" calcext:value-type="string">
            <text:p>Utilisation de serrures pour sécuriser les racks et les armoires de serveurs.</text:p>
          </table:table-cell>
          <table:table-cell office:value-type="string" calcext:value-type="string">
            <text:p>Verrouillage des racks avec des serrures physiques ou électroniques, suivi des accès aux racks.</text:p>
          </table:table-cell>
          <table:table-cell table:content-validation-name="val1"/>
          <table:table-cell/>
        </table:table-row>
        <table:table-row table:style-name="ro1">
          <table:table-cell/>
          <table:table-cell table:style-name="ce15" table:number-columns-spanned="6" table:number-rows-spanned="1"/>
          <table:covered-table-cell table:number-columns-repeated="3"/>
          <table:covered-table-cell table:style-name="ce22" table:content-validation-name="val1"/>
          <table:covered-table-cell table:style-name="ce21"/>
        </table:table-row>
        <table:table-row table:style-name="ro1">
          <table:table-cell/>
          <table:table-cell table:style-name="ce16" office:value-type="string" calcext:value-type="string" table:number-columns-spanned="1" table:number-rows-spanned="24">
            <text:p>Sécurité réseaux pour lutter contre les scans </text:p>
          </table:table-cell>
          <table:table-cell office:value-type="string" calcext:value-type="string">
            <text:p>Pare-feu (Firewall)</text:p>
          </table:table-cell>
          <table:table-cell office:value-type="string" calcext:value-type="string">
            <text:p>Configuration stricte des règles de pare-feu pour bloquer les scans de port et protéger le réseau.</text:p>
          </table:table-cell>
          <table:table-cell office:value-type="string" calcext:value-type="string">
            <text:p>Utilisation de pare-feu avec des règles de blocage des scans, inspection approfondie des pièces jointes.</text:p>
          </table:table-cell>
          <table:table-cell table:content-validation-name="val2"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Système de détection et de prévention d'intrusion (IDS/IPS)</text:p>
          </table:table-cell>
          <table:table-cell office:value-type="string" calcext:value-type="string">
            <text:p>Détection et prévention des comportements anormaux sur le réseau, y compris les tentatives de scanning.</text:p>
          </table:table-cell>
          <table:table-cell office:value-type="string" calcext:value-type="string">
            <text:p>Mise en place d'IDS/IPS ou des solutions intégrées dans les pare-feu.</text:p>
          </table:table-cell>
          <table:table-cell table:content-validation-name="val2"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Segmentation du réseau (VLAN)</text:p>
          </table:table-cell>
          <table:table-cell office:value-type="string" calcext:value-type="string">
            <text:p>Isolation des équipements critiques et des différents segments de réseau pour limiter l'impact des scans et des compromissions.</text:p>
          </table:table-cell>
          <table:table-cell office:value-type="string" calcext:value-type="string">
            <text:p>Utilisation de VLANs pour segmenter le réseau et isoler les segments critiques, création de zones démilitarisées (DMZ) pour les services accessibles depuis l'extérieur.</text:p>
          </table:table-cell>
          <table:table-cell table:content-validation-name="val2"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ontrôle d'accès réseau (NAC)</text:p>
          </table:table-cell>
          <table:table-cell office:value-type="string" calcext:value-type="string">
            <text:p>Limitation de l'accès réseau aux équipements autorisés et vérifiés, empêchant les équipements non autorisés d'accéder au réseau.</text:p>
          </table:table-cell>
          <table:table-cell office:value-type="string" calcext:value-type="string">
            <text:p>Utilisation de solutions NAC pour contrôler les accès réseau, vérification de l'état de sécurité des équipements avant connexion.</text:p>
          </table:table-cell>
          <table:table-cell table:content-validation-name="val2"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Surveillance et journalisation</text:p>
          </table:table-cell>
          <table:table-cell office:value-type="string" calcext:value-type="string">
            <text:p>Surveillance continue et journalisation des activités réseau pour détecter les anomalies et les comportements suspects.</text:p>
          </table:table-cell>
          <table:table-cell office:value-type="string" calcext:value-type="string">
            <text:p>Utilisation de SIEM (Security Information and Event Management) pour collecter et analyser les journaux des équipements réseau, configuration d'alertes pour les activités suspectes.</text:p>
          </table:table-cell>
          <table:table-cell table:content-validation-name="val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Gestion des correctifs</text:p>
          </table:table-cell>
          <table:table-cell office:value-type="string" calcext:value-type="string">
            <text:p>Mise à jour régulière des logiciels et des firmwares des équipements réseau pour corriger les vulnérabilités.</text:p>
          </table:table-cell>
          <table:table-cell office:value-type="string" calcext:value-type="string">
            <text:p>Mise en place de processus de gestion des correctifs, application régulière des patches de sécurité.</text:p>
          </table:table-cell>
          <table:table-cell table:content-validation-name="val2"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Filtrage des URL et des contenus</text:p>
          </table:table-cell>
          <table:table-cell office:value-type="string" calcext:value-type="string">
            <text:p>Bloquer l'accès aux sites et contenus malveillants pour empêcher les utilisateurs d'accéder à des ressources dangereuses.</text:p>
          </table:table-cell>
          <table:table-cell office:value-type="string" calcext:value-type="string">
            <text:p>Utilisation de passerelles de sécurité web (Web Gateway) pour filtrer les contenus, listes noires (blacklists) et listes blanches (whitelists) pour contrôler l'accès.</text:p>
          </table:table-cell>
          <table:table-cell table:content-validation-name="val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Authentification Multifactorielle (MFA)</text:p>
          </table:table-cell>
          <table:table-cell office:value-type="string" calcext:value-type="string">
            <text:p>Ajout d'une couche de sécurité supplémentaire pour l'accès aux équipements et aux services critiques du réseau.</text:p>
          </table:table-cell>
          <table:table-cell office:value-type="string" calcext:value-type="string">
            <text:p>Mise en place de MFA pour les accès administratifs et critiques, utilisation de solutions MFA</text:p>
          </table:table-cell>
          <table:table-cell table:content-validation-name="val2"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hiffrement des communications</text:p>
          </table:table-cell>
          <table:table-cell office:value-type="string" calcext:value-type="string">
            <text:p>Protection des données en transit par le chiffrement des communications sensibles sur le réseau.</text:p>
          </table:table-cell>
          <table:table-cell office:value-type="string" calcext:value-type="string">
            <text:p>Utilisation de VPN pour les connexions externes, chiffrement TLS/SSL pour les communications internes sensibles, déploiement de certificats de sécurité.</text:p>
          </table:table-cell>
          <table:table-cell table:content-validation-name="val2"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ontrôle des accès utilisateur (RBAC)</text:p>
          </table:table-cell>
          <table:table-cell office:value-type="string" calcext:value-type="string">
            <text:p>Gestion des droits d'accès en fonction des rôles et des responsabilités des utilisateurs pour limiter l'accès aux ressources critiques.</text:p>
          </table:table-cell>
          <table:table-cell office:value-type="string" calcext:value-type="string">
            <text:p>Mise en œuvre de politiques de contrôle d'accès basées sur les rôles (RBAC), gestion centralisée des accès avec des solutions IAM (Identity and Access Management).</text:p>
          </table:table-cell>
          <table:table-cell table:content-validation-name="val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Protection contre les attaques DDoS</text:p>
          </table:table-cell>
          <table:table-cell office:value-type="string" calcext:value-type="string">
            <text:p>Solutions pour détecter et atténuer les attaques par déni de service distribué (DDoS) afin de maintenir la disponibilité des services.</text:p>
          </table:table-cell>
          <table:table-cell office:value-type="string" calcext:value-type="string">
            <text:p>Utilisation de services de protection DDoS ou des solutions intégrées dans les pare-feu.</text:p>
          </table:table-cell>
          <table:table-cell table:content-validation-name="val2"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onfiguration de systèmes</text:p>
          </table:table-cell>
          <table:table-cell office:value-type="string" calcext:value-type="string">
            <text:p>Désactivation des services non utilisés et masquage des bannières des services actifs pour réduire la surface d'attaque.</text:p>
          </table:table-cell>
          <table:table-cell office:value-type="string" calcext:value-type="string">
            <text:p>Configuration des systèmes pour minimiser les informations divulguées lors des scans (e.g., masquer les bannières de serveur), désactivation des services et ports inutilisés.</text:p>
          </table:table-cell>
          <table:table-cell table:content-validation-name="val2"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Enregistrement et désinscription des utilisateurs</text:p>
          </table:table-cell>
          <table:table-cell office:value-type="string" calcext:value-type="string">
            <text:p>Mettre en œuvre une procédure formelle d’enregistrement et de désinscription des utilisateurs pour l’attribution de droits d’accès.</text:p>
          </table:table-cell>
          <table:table-cell office:value-type="string" calcext:value-type="string">
            <text:p>Automatisation des processus d'enregistrement/désinscription des utilisateurs, audits réguliers des comptes utilisateurs.</text:p>
          </table:table-cell>
          <table:table-cell table:content-validation-name="val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aîtrise de la gestion des accès utilisateur</text:p>
          </table:table-cell>
          <table:table-cell office:value-type="string" calcext:value-type="string">
            <text:p>Mettre en œuvre un processus formel de maîtrise de la gestion des accès utilisateur pour attribuer ou révoquer des droits d’accès.</text:p>
          </table:table-cell>
          <table:table-cell office:value-type="string" calcext:value-type="string">
            <text:p>Utilisation de systèmes de gestion des identités et des accès (IAM), revue régulière des droits d'accès.</text:p>
          </table:table-cell>
          <table:table-cell table:content-validation-name="val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Gestion des privilèges d’accès</text:p>
          </table:table-cell>
          <table:table-cell office:value-type="string" calcext:value-type="string">
            <text:p>Restreindre et contrôler l’attribution et l’utilisation des privilèges d’accès pour limiter les actions possibles en cas de compromission.</text:p>
          </table:table-cell>
          <table:table-cell office:value-type="string" calcext:value-type="string">
            <text:p>Application du principe du moindre privilège, audits réguliers des comptes à privilèges.</text:p>
          </table:table-cell>
          <table:table-cell table:content-validation-name="val2"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Gestion des informations secrètes d’authentification des utilisateurs</text:p>
          </table:table-cell>
          <table:table-cell office:value-type="string" calcext:value-type="string">
            <text:p>Réaliser l’attribution des informations secrètes d’authentification dans le cadre d’un processus de gestion formel.</text:p>
          </table:table-cell>
          <table:table-cell office:value-type="string" calcext:value-type="string">
            <text:p>Utilisation de gestionnaires de mots de passe, politiques de rotation des mots de passe.</text:p>
          </table:table-cell>
          <table:table-cell table:content-validation-name="val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Revue des droits d’accès utilisateur</text:p>
          </table:table-cell>
          <table:table-cell office:value-type="string" calcext:value-type="string">
            <text:p>Les propriétaires d’actifs doivent revoir les droits d’accès des utilisateurs à intervalles réguliers.</text:p>
          </table:table-cell>
          <table:table-cell office:value-type="string" calcext:value-type="string">
            <text:p>Audits réguliers des droits d'accès, validation des accès par les propriétaires d'actifs.</text:p>
          </table:table-cell>
          <table:table-cell table:content-validation-name="val2"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Suppression ou adaptation des droits d’accès</text:p>
          </table:table-cell>
          <table:table-cell office:value-type="string" calcext:value-type="string">
            <text:p>Supprimer ou adapter les droits d’accès des salariés et utilisateurs tiers à la fin de leur période d’emploi ou en cas de modification du contrat.</text:p>
          </table:table-cell>
          <table:table-cell office:value-type="string" calcext:value-type="string">
            <text:p>Automatisation de la suppression des droits d'accès lors de la fin de contrat, revues périodiques des droits d'accès.</text:p>
          </table:table-cell>
          <table:table-cell table:content-validation-name="val2"/>
          <table:table-cell/>
        </table:table-row>
        <table:table-row table:style-name="ro2">
          <table:table-cell/>
          <table:covered-table-cell table:style-name="ce15"/>
          <table:table-cell office:value-type="string" calcext:value-type="string">
            <text:p>Utilisation d’informations secrètes d’authentification</text:p>
          </table:table-cell>
          <table:table-cell office:value-type="string" calcext:value-type="string">
            <text:p>Exiger des utilisateurs qu’ils appliquent les pratiques de l’organisation en matière d’informations secrètes d’authentification.</text:p>
          </table:table-cell>
          <table:table-cell office:value-type="string" calcext:value-type="string">
            <text:p>Politiques de gestion des mots de passe (complexité, expiration), formation des utilisateurs.</text:p>
          </table:table-cell>
          <table:table-cell table:content-validation-name="val2"/>
          <table:table-cell/>
        </table:table-row>
        <table:table-row table:style-name="ro1">
          <table:table-cell/>
          <table:covered-table-cell table:style-name="ce17"/>
          <table:table-cell office:value-type="string" calcext:value-type="string">
            <text:p>Restriction d’accès à l’information</text:p>
          </table:table-cell>
          <table:table-cell office:value-type="string" calcext:value-type="string">
            <text:p>Restreindre l’accès à l’information et aux fonctions d’application système conformément à la politique de contrôle d’accès.</text:p>
          </table:table-cell>
          <table:table-cell office:value-type="string" calcext:value-type="string">
            <text:p>Configuration des permissions basées sur les rôles, utilisation de groupes de sécurité.</text:p>
          </table:table-cell>
          <table:table-cell table:content-validation-name="val2"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Sécuriser les procédures de connexion</text:p>
          </table:table-cell>
          <table:table-cell office:value-type="string" calcext:value-type="string">
            <text:p>Contrôler l’accès aux systèmes et aux applications par une procédure de connexion sécurisée lorsque requis.</text:p>
          </table:table-cell>
          <table:table-cell office:value-type="string" calcext:value-type="string">
            <text:p>Utilisation de l'authentification multifactorielle (MFA), politiques de verrouillage de compte après tentatives échouées.</text:p>
          </table:table-cell>
          <table:table-cell table:content-validation-name="val2"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Système de gestion des mots de passe</text:p>
          </table:table-cell>
          <table:table-cell office:value-type="string" calcext:value-type="string">
            <text:p>Les systèmes de gestion des mots de passe doivent être interactifs et fournir des mots de passe de qualité.</text:p>
          </table:table-cell>
          <table:table-cell office:value-type="string" calcext:value-type="string">
            <text:p>Utilisation de solutions de gestion des mots de passe qui imposent des critères de complexité, expiration des mots de passe.</text:p>
          </table:table-cell>
          <table:table-cell table:content-validation-name="val2"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Utilisation de programmes utilitaires à privilèges</text:p>
          </table:table-cell>
          <table:table-cell office:value-type="string" calcext:value-type="string">
            <text:p>Limiter et contrôler étroitement l’utilisation des programmes utilitaires permettant de contourner les mesures de sécurité.</text:p>
          </table:table-cell>
          <table:table-cell office:value-type="string" calcext:value-type="string">
            <text:p>Surveillance et journalisation de l'utilisation des programmes à privilèges, restriction de l'accès aux programmes utilitaires.</text:p>
          </table:table-cell>
          <table:table-cell table:content-validation-name="val2"/>
          <table:table-cell/>
        </table:table-row>
        <table:table-row table:style-name="ro2">
          <table:table-cell/>
          <table:covered-table-cell table:style-name="Default"/>
          <table:table-cell office:value-type="string" calcext:value-type="string">
            <text:p>Gestion des clés</text:p>
          </table:table-cell>
          <table:table-cell office:value-type="string" calcext:value-type="string">
            <text:p>Élaborer et mettre en œuvre une politique sur l’utilisation, la protection et la durée de vie des clés cryptographiques tout au long de leur cycle de vie.</text:p>
          </table:table-cell>
          <table:table-cell office:value-type="string" calcext:value-type="string">
            <text:p>Utilisation de systèmes de gestion des clés (KMS), rotation régulière des clés cryptographiques, stockage sécurisé des clés.</text:p>
          </table:table-cell>
          <table:table-cell table:content-validation-name="val2"/>
          <table:table-cell/>
        </table:table-row>
        <table:table-row table:style-name="ro1">
          <table:table-cell/>
          <table:table-cell table:style-name="Default" table:number-columns-repeated="4"/>
          <table:table-cell table:style-name="Default" table:content-validation-name="val2"/>
          <table:table-cell table:style-name="Default"/>
        </table:table-row>
        <table:table-row table:style-name="ro1">
          <table:table-cell/>
          <table:table-cell table:style-name="ce16" office:value-type="string" calcext:value-type="string" table:number-columns-spanned="1" table:number-rows-spanned="14">
            <text:p>Sécurité des comtpes contre les compromissions et phising</text:p>
          </table:table-cell>
          <table:table-cell office:value-type="string" calcext:value-type="string">
            <text:p>Authentification Multifactorielle (MFA)</text:p>
          </table:table-cell>
          <table:table-cell office:value-type="string" calcext:value-type="string">
            <text:p>Utilisation de MFA pour les comptes administrateurs pour ajouter une couche de sécurité.</text:p>
          </table:table-cell>
          <table:table-cell office:value-type="string" calcext:value-type="string">
            <text:p>Mise en place de MFA pour tous les comptes à privilèges</text:p>
          </table:table-cell>
          <table:table-cell table:content-validation-name="val3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Gestion des accès privilégiés (PAM)</text:p>
          </table:table-cell>
          <table:table-cell office:value-type="string" calcext:value-type="string">
            <text:p>Mise en œuvre de solutions PAM pour surveiller et gérer l'utilisation des comptes à privilèges.</text:p>
          </table:table-cell>
          <table:table-cell office:value-type="string" calcext:value-type="string">
            <text:p>Utilisation de solutions PAM</text:p>
          </table:table-cell>
          <table:table-cell table:content-validation-name="val3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Rotation régulière des mots de passe</text:p>
          </table:table-cell>
          <table:table-cell office:value-type="string" calcext:value-type="string">
            <text:p>Imposition de la rotation périodique des mots de passe pour les comptes à privilèges.</text:p>
          </table:table-cell>
          <table:table-cell office:value-type="string" calcext:value-type="string">
            <text:p>Mise en place de politiques de rotation des mots de passe</text:p>
          </table:table-cell>
          <table:table-cell table:content-validation-name="val3"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Audit et surveillance des activités</text:p>
          </table:table-cell>
          <table:table-cell office:value-type="string" calcext:value-type="string">
            <text:p>Audit régulier et surveillance en temps réel des activités des comptes à privilèges.</text:p>
          </table:table-cell>
          <table:table-cell office:value-type="string" calcext:value-type="string">
            <text:p>Utilisation de journaux d’audit, SIEM (Security Information and Event Management) pour surveiller et analyser les activités des comptes à privilèges.</text:p>
          </table:table-cell>
          <table:table-cell table:content-validation-name="val3"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Principe du moindre privilège</text:p>
          </table:table-cell>
          <table:table-cell office:value-type="string" calcext:value-type="string">
            <text:p>Limitation des droits d'accès des comptes à privilèges uniquement à ce qui est nécessaire.</text:p>
          </table:table-cell>
          <table:table-cell office:value-type="string" calcext:value-type="string">
            <text:p>Configuration des permissions basées sur les rôles (RBAC) et les groupes de sécurité pour limiter les accès aux ressources nécessaires.</text:p>
          </table:table-cell>
          <table:table-cell table:content-validation-name="val3"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Segmentation des tâches</text:p>
          </table:table-cell>
          <table:table-cell office:value-type="string" calcext:value-type="string">
            <text:p>Séparation des tâches administratives pour limiter l'impact de la compromission d'un compte.</text:p>
          </table:table-cell>
          <table:table-cell office:value-type="string" calcext:value-type="string">
            <text:p>Implémentation de la séparation des tâches (SoD) pour que des tâches critiques ne puissent pas être effectuées par un seul compte.</text:p>
          </table:table-cell>
          <table:table-cell table:content-validation-name="val3"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Verrouillage des comptes</text:p>
          </table:table-cell>
          <table:table-cell office:value-type="string" calcext:value-type="string">
            <text:p>Verrouillage automatique des comptes après un certain nombre de tentatives de connexion échouées.</text:p>
          </table:table-cell>
          <table:table-cell office:value-type="string" calcext:value-type="string">
            <text:p>Configuration des politiques de verrouillage de compte dans Active Directory pour bloquer temporairement les comptes après plusieurs tentatives échouées.</text:p>
          </table:table-cell>
          <table:table-cell table:content-validation-name="val3"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Réduction du nombre de comptes à privilèges</text:p>
          </table:table-cell>
          <table:table-cell office:value-type="string" calcext:value-type="string">
            <text:p>Limitation du nombre de comptes avec des privilèges élevés pour réduire les risques.</text:p>
          </table:table-cell>
          <table:table-cell office:value-type="string" calcext:value-type="string">
            <text:p>Identification et suppression des comptes à privilèges non nécessaires, utilisation de comptes temporaires pour des tâches spécifiques.</text:p>
          </table:table-cell>
          <table:table-cell table:content-validation-name="val3"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Enregistrement et désinscription des utilisateurs</text:p>
          </table:table-cell>
          <table:table-cell office:value-type="string" calcext:value-type="string">
            <text:p>Mise en œuvre d’une procédure formelle pour l’attribution et la révocation des droits d’accès.</text:p>
          </table:table-cell>
          <table:table-cell office:value-type="string" calcext:value-type="string">
            <text:p>Automatisation des processus d'enregistrement/désinscription des utilisateurs, audits réguliers des comptes utilisateurs.</text:p>
          </table:table-cell>
          <table:table-cell table:content-validation-name="val3"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Gestion des informations secrètes d'authentification des utilisateurs</text:p>
          </table:table-cell>
          <table:table-cell office:value-type="string" calcext:value-type="string">
            <text:p>Attribution des informations secrètes d'authentification dans le cadre d'un processus de gestion formel.</text:p>
          </table:table-cell>
          <table:table-cell office:value-type="string" calcext:value-type="string">
            <text:p>Utilisation de gestionnaires de mots de passe, politiques de complexité et de rotation des mots de passe.</text:p>
          </table:table-cell>
          <table:table-cell table:content-validation-name="val3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Revue des droits d'accès utilisateur</text:p>
          </table:table-cell>
          <table:table-cell office:value-type="string" calcext:value-type="string">
            <text:p>Revue régulière des droits d'accès des utilisateurs par les propriétaires d'actifs.</text:p>
          </table:table-cell>
          <table:table-cell office:value-type="string" calcext:value-type="string">
            <text:p>Audits réguliers des droits d'accès, validation des accès par les propriétaires d'actifs.</text:p>
          </table:table-cell>
          <table:table-cell table:content-validation-name="val3"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Suppression ou adaptation des droits d'accès</text:p>
          </table:table-cell>
          <table:table-cell office:value-type="string" calcext:value-type="string">
            <text:p>Suppression ou adaptation des droits d'accès des utilisateurs à la fin de leur période d'emploi ou en cas de modification de leurs responsabilités.</text:p>
          </table:table-cell>
          <table:table-cell office:value-type="string" calcext:value-type="string">
            <text:p>Automatisation de la suppression des droits d'accès lors de la fin de contrat, revues périodiques des droits d'accès.</text:p>
          </table:table-cell>
          <table:table-cell table:content-validation-name="val3"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Surveillance des sessions privilégiées</text:p>
          </table:table-cell>
          <table:table-cell office:value-type="string" calcext:value-type="string">
            <text:p>Surveillance et enregistrement des sessions des comptes à privilèges pour détecter les activités suspectes.</text:p>
          </table:table-cell>
          <table:table-cell office:value-type="string" calcext:value-type="string">
            <text:p>Utilisation de solutions PAM pour enregistrer et surveiller les sessions administratives, alertes en temps réel pour les activités anormales.</text:p>
          </table:table-cell>
          <table:table-cell table:content-validation-name="val3"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Politique de gestion des clés</text:p>
          </table:table-cell>
          <table:table-cell office:value-type="string" calcext:value-type="string">
            <text:p>Mise en œuvre d'une politique pour l'utilisation, la protection et la rotation des clés d'authentification.</text:p>
          </table:table-cell>
          <table:table-cell office:value-type="string" calcext:value-type="string">
            <text:p>Utilisation de systèmes de gestion des clés (KMS), rotation régulière des clés cryptographiques, stockage sécurisé des clés.</text:p>
          </table:table-cell>
          <table:table-cell table:content-validation-name="val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ans_20_nom1" style:display-name="Sans nom1" style:family="table-cell" style:parent-style-name="Default">
      <style:table-cell-properties fo:background-color="#3faf46"/>
    </style:style>
    <style:style style:name="Sans_20_nom2" style:display-name="Sans nom2" style:family="table-cell" style:parent-style-name="Default">
      <style:table-cell-properties fo:background-color="#ff3838" style:diagonal-bl-tr="none" style:diagonal-tl-br="none"/>
    </style:style>
    <style:style style:name="Sans_20_nom3" style:display-name="Sans nom3" style:family="table-cell" style:parent-style-name="Default">
      <style:table-cell-properties fo:background-color="#ff972f" style:diagonal-bl-tr="none" style:diagonal-tl-br="none"/>
    </style:style>
    <style:style style:name="Sans_20_nom4" style:display-name="Sans nom4" style:family="table-cell" style:parent-style-name="Default">
      <style:table-cell-properties fo:background-color="#069a2e" style:diagonal-bl-tr="none" style:diagonal-tl-br="none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1">00/00/0000</text:date>, <text:time style:data-style-name="N2" text:time-value="15:25:09.58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31T14:33:45.327000000</meta:creation-date>
    <dc:date>2024-05-31T18:35:29.555000000</dc:date>
    <meta:editing-duration>PT4H33S</meta:editing-duration>
    <meta:editing-cycles>10</meta:editing-cycles>
    <meta:generator>LibreOffice/7.6.4.1$Windows_X86_64 LibreOffice_project/e19e193f88cd6c0525a17fb7a176ed8e6a3e2aa1</meta:generator>
    <meta:document-statistic meta:table-count="1" meta:cell-count="183" meta:object-count="0"/>
  </office:meta>
</office:document-meta>
</file>